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P2" style:family="paragraph" style:parent-style-name="Text_20_body">
      <loext:graphic-properties draw:fill-hatch-name="hatch"/>
      <style:paragraph-properties fo:margin-top="0.101cm" fo:margin-bottom="0.499cm" style:contextual-spacing="false" fo:line-height="115%" fo:break-before="page"/>
      <style:text-properties fo:font-size="14pt" officeooo:rsid="002789f0" officeooo:paragraph-rsid="002789f0" style:font-size-asian="14pt" style:font-size-complex="14pt"/>
    </style:style>
    <style:style style:name="P3"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2cdea2" style:font-size-asian="14pt" style:font-size-complex="14pt"/>
    </style:style>
    <style:style style:name="P4"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34912d" style:font-size-asian="14pt" style:font-size-complex="14pt"/>
    </style:style>
    <style:style style:name="P5"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042820b" style:font-size-asian="14pt" style:font-size-complex="14pt"/>
    </style:style>
    <style:style style:name="P6" style:family="paragraph" style:parent-style-name="Text_20_body">
      <loext:graphic-properties draw:fill="none" draw:fill-hatch-name="hatch"/>
      <style:paragraph-properties fo:margin-left="2cm" fo:margin-right="0cm" fo:margin-top="0.101cm" fo:margin-bottom="0.499cm" style:contextual-spacing="false" fo:line-height="115%" fo:text-indent="-1cm" style:auto-text-indent="false" fo:background-color="transparent"/>
      <style:text-properties fo:font-size="14pt" fo:font-style="italic" fo:font-weight="bold" officeooo:rsid="002789f0" officeooo:paragraph-rsid="003d67f1" style:font-size-asian="14pt" style:font-style-asian="italic" style:font-weight-asian="bold" style:font-size-complex="14pt" style:font-style-complex="italic" style:font-weight-complex="bold"/>
    </style:style>
    <style:style style:name="P7" style:family="paragraph" style:parent-style-name="Text_20_body" style:master-page-name="">
      <loext:graphic-properties draw:fill="none" draw:fill-hatch-name="hatch"/>
      <style:paragraph-properties fo:margin-left="2cm" fo:margin-right="0cm" fo:margin-top="0.101cm" fo:margin-bottom="0.499cm" style:contextual-spacing="false" fo:line-height="115%" fo:text-indent="-1cm" style:auto-text-indent="false" style:page-number="auto" fo:background-color="transparent"/>
      <style:text-properties fo:font-size="14pt" fo:font-style="italic" fo:font-weight="bold" officeooo:rsid="002789f0" officeooo:paragraph-rsid="003d67f1" style:font-size-asian="14pt" style:font-style-asian="italic" style:font-weight-asian="bold" style:font-size-complex="14pt" style:font-style-complex="italic" style:font-weight-complex="bold"/>
    </style:style>
    <style:style style:name="P8" style:family="paragraph" style:parent-style-name="OOS_5f_Base" style:list-style-name="L1"/>
    <style:style style:name="P9" style:family="paragraph" style:parent-style-name="OOS_5f_Base">
      <style:text-properties officeooo:paragraph-rsid="004b908c"/>
    </style:style>
    <style:style style:name="P10" style:family="paragraph" style:parent-style-name="Text_20_body" style:list-style-name="L1">
      <loext:graphic-properties draw:fill-hatch-name="hatch"/>
      <style:paragraph-properties fo:margin-top="0cm" fo:margin-bottom="0.25cm" style:contextual-spacing="false" fo:line-height="100%"/>
      <style:text-properties fo:font-size="14pt" officeooo:rsid="003dea23" officeooo:paragraph-rsid="003dea23" style:font-size-asian="14pt" style:font-size-complex="14pt"/>
    </style:style>
    <style:style style:name="P11" style:family="paragraph" style:parent-style-name="Text_20_body" style:list-style-name="L1">
      <loext:graphic-properties draw:fill-hatch-name="hatch"/>
      <style:paragraph-properties fo:margin-top="0cm" fo:margin-bottom="0.25cm" style:contextual-spacing="false" fo:line-height="100%"/>
      <style:text-properties fo:font-size="14pt" officeooo:rsid="003dea23" officeooo:paragraph-rsid="0048e8f3" style:font-size-asian="14pt" style:font-size-complex="14pt"/>
    </style:style>
    <style:style style:name="P12" style:family="paragraph" style:parent-style-name="Text_20_body" style:list-style-name="L1">
      <loext:graphic-properties draw:fill-hatch-name="hatch"/>
      <style:paragraph-properties fo:margin-top="0cm" fo:margin-bottom="0.25cm" style:contextual-spacing="false" fo:line-height="100%"/>
      <style:text-properties fo:font-size="14pt" officeooo:paragraph-rsid="0048e8f3" style:font-size-asian="14pt" style:font-size-complex="14pt"/>
    </style:style>
    <style:style style:name="P13" style:family="paragraph" style:parent-style-name="Text_20_body" style:list-style-name="L2"/>
    <style:style style:name="P14" style:family="paragraph" style:parent-style-name="Text_20_body">
      <loext:graphic-properties draw:fill-hatch-name="hatch"/>
      <style:paragraph-properties fo:margin-top="0.101cm" fo:margin-bottom="0.499cm" style:contextual-spacing="false" fo:line-height="115%"/>
      <style:text-properties officeooo:paragraph-rsid="002e001c"/>
    </style:style>
    <style:style style:name="P15" style:family="paragraph" style:parent-style-name="Text_20_body">
      <loext:graphic-properties draw:fill-hatch-name="hatch"/>
      <style:paragraph-properties fo:margin-top="0.101cm" fo:margin-bottom="0.499cm" style:contextual-spacing="false" fo:line-height="115%" fo:break-before="page"/>
      <style:text-properties officeooo:paragraph-rsid="002e001c"/>
    </style:style>
    <style:style style:name="T1" style:family="text">
      <style:text-properties officeooo:rsid="00462dba"/>
    </style:style>
    <style:style style:name="T2" style:family="text">
      <style:text-properties officeooo:rsid="003f303a"/>
    </style:style>
    <style:style style:name="T3" style:family="text">
      <style:text-properties officeooo:rsid="00382517"/>
    </style:style>
    <style:style style:name="T4" style:family="text">
      <style:text-properties officeooo:rsid="001c3ee7"/>
    </style:style>
    <style:style style:name="T5" style:family="text">
      <style:text-properties officeooo:rsid="0025b437"/>
    </style:style>
    <style:style style:name="T6" style:family="text">
      <style:text-properties fo:font-style="italic" style:font-style-asian="italic" style:font-style-complex="italic"/>
    </style:style>
    <style:style style:name="T7" style:family="text">
      <style:text-properties fo:font-style="italic" officeooo:rsid="0048e8f3" style:font-style-asian="italic" style:font-style-complex="italic"/>
    </style:style>
    <style:style style:name="T8" style:family="text">
      <style:text-properties fo:font-weight="bold" style:font-weight-asian="bold" style:font-weight-complex="bold"/>
    </style:style>
    <style:style style:name="T9" style:family="text">
      <style:text-properties fo:font-weight="bold" officeooo:rsid="0025b437" style:font-weight-asian="bold" style:font-weight-complex="bold"/>
    </style:style>
    <style:style style:name="T10" style:family="text">
      <style:text-properties fo:font-weight="bold" officeooo:rsid="002fe488" style:font-weight-asian="bold" style:font-weight-complex="bold"/>
    </style:style>
    <style:style style:name="T11" style:family="text">
      <style:text-properties officeooo:rsid="002c8a67"/>
    </style:style>
    <style:style style:name="T12" style:family="text">
      <style:text-properties officeooo:rsid="002cdea2"/>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officeooo:rsid="0032b6a9"/>
    </style:style>
    <style:style style:name="T16" style:family="text">
      <style:text-properties officeooo:rsid="0035852a"/>
    </style:style>
    <style:style style:name="T17" style:family="text">
      <style:text-properties officeooo:rsid="003a90dc"/>
    </style:style>
    <style:style style:name="T18" style:family="text">
      <style:text-properties officeooo:rsid="003ad9c3"/>
    </style:style>
    <style:style style:name="T19" style:family="text">
      <style:text-properties officeooo:rsid="003dea23"/>
    </style:style>
    <style:style style:name="T20" style:family="text">
      <style:text-properties officeooo:rsid="0042820b"/>
    </style:style>
    <style:style style:name="T21" style:family="text">
      <style:text-properties officeooo:rsid="002862eb"/>
    </style:style>
    <style:style style:name="T22" style:family="text">
      <style:text-properties officeooo:rsid="0047e9c6"/>
    </style:style>
    <style:style style:name="T23" style:family="text">
      <style:text-properties officeooo:rsid="00487410"/>
    </style:style>
    <style:style style:name="T24" style:family="text">
      <style:text-properties officeooo:rsid="00487529"/>
    </style:style>
    <style:style style:name="T25" style:family="text">
      <style:text-properties officeooo:rsid="0048e8f3"/>
    </style:style>
    <style:style style:name="T26" style:family="text">
      <style:text-properties style:text-position="super 58%" officeooo:rsid="0048e8f3"/>
    </style:style>
    <style:style style:name="T27" style:family="text">
      <style:text-properties officeooo:rsid="004b908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9">Call to Worship</text:span><text:span text:style-name="T5"> (Psalm 145:1-7) / Opening prayer (Douglas M)</text:span></text:p>
      <text:p text:style-name="OOS_5f_Base"><text:span text:style-name="T14">Praise:</text:span><text:span text:style-name="T13"> </text:span><text:span text:style-name="Emphasis"><text:span text:style-name="T13">O Church Arise</text:span></text:span></text:p>
      <text:p text:style-name="OOS_5f_Base"><text:span text:style-name="T8">Bible Reading:</text:span> John 13:1-20 <text:s/>(Tim A)</text:p>
      <text:p text:style-name="OOS_5f_Base"><text:span text:style-name="T8">Mission Matters:</text:span> (Gaye M)</text:p>
      <text:p text:style-name="OOS_5f_Base"><text:span text:style-name="T8">Sunday School:</text:span> (Mook L)</text:p>
      <text:p text:style-name="OOS_5f_Base"><text:span text:style-name="T8">Praise:</text:span> <text:span text:style-name="Emphasis">Brother, let me be your servant (Rej 310)</text:span></text:p>
      <text:p text:style-name="OOS_5f_Base"><text:span text:style-name="T14">Announcements</text:span><text:span text:style-name="T13"> (John A)</text:span></text:p>
      <text:list xml:id="list3955889466" text:style-name="L1">
        <text:list-item>
          <text:p text:style-name="P10">Lunch with Mihalyi’s</text:p>
        </text:list-item>
        <text:list-item>
          <text:p text:style-name="P12"><text:span text:style-name="T25">Church </text:span><text:span text:style-name="T19">camp</text:span></text:p>
        </text:list-item>
        <text:list-item>
          <text:p text:style-name="P11">newcomers lunch</text:p>
        </text:list-item>
        <text:list-item>
          <text:p text:style-name="P12"><text:span text:style-name="T19">evening service </text:span><text:span text:style-name="T25">26</text:span><text:span text:style-name="T26">th</text:span><text:span text:style-name="T25"> </text:span><text:span text:style-name="T27">with a fellowship dinner</text:span></text:p>
        </text:list-item>
        <text:list-item>
          <text:p text:style-name="P8">Close of nominations for Board <text:span text:style-name="T27">at the end of this service</text:span></text:p>
        </text:list-item>
      </text:list>
      <text:p text:style-name="OOS_5f_Base"><text:span text:style-name="T8">Prayer for the church and the world:</text:span> (<text:span text:style-name="T2">J</text:span><text:span text:style-name="T27">an F</text:span>)</text:p>
      <text:p text:style-name="OOS_5f_Base"><text:span text:style-name="T10">B</text:span><text:span text:style-name="T8">ible Reading:</text:span> 1 John 2:1-11 (Seng T)</text:p>
      <text:p text:style-name="OOS_5f_Base"><text:span text:style-name="T8">Praise:</text:span> <text:span text:style-name="T6">How Sure the Scriptures Are (Rej 279)</text:span> (OFFERING)</text:p>
      <text:p text:style-name="OOS_5f_Base"><text:span text:style-name="T14">Sermon:</text:span><text:span text:style-name="T13"> “THAT YOU LOVE ONE ANOTHER AS I HAVE LOVED YOU” (DM)</text:span></text:p>
      <text:p text:style-name="OOS_5f_Base"><text:span text:style-name="T8">Praise:</text:span> <text:span text:style-name="T6">Your Will Be Done</text:span></text:p>
      <text:p text:style-name="OOS_5f_Base"><text:span text:style-name="T8">Benediction</text:span> (<text:span text:style-name="T27">DM</text:span>)</text:p>
      <text:p text:style-name="P2">Opening Prayer (<text:span text:style-name="T22">1 Chron 16:8-</text:span><text:span text:style-name="T24">12</text:span><text:span text:style-name="T11">)</text:span></text:p>
      <text:p text:style-name="P7"><text:span text:style-name="T22">8</text:span> Oh give thanks to the Lord; call upon <text:span text:style-name="T23">H</text:span>is name;</text:p>
      <text:p text:style-name="P6"><text:s text:c="4"/>make known <text:span text:style-name="T23">H</text:span>is deeds among the peoples!</text:p>
      <text:p text:style-name="P6">9 Sing to <text:span text:style-name="T23">H</text:span>im; sing praises to <text:span text:style-name="T23">H</text:span>im; tell of all <text:span text:style-name="T23">H</text:span>is wondrous works!</text:p>
      <text:p text:style-name="P6">10 Glory in <text:span text:style-name="T23">H</text:span>is holy name; let the hearts of those who seek the Lord rejoice!</text:p>
      <text:p text:style-name="P6">11 Seek the Lord and <text:span text:style-name="T23">H</text:span>is strength; seek <text:span text:style-name="T23">H</text:span>is presence continually!</text:p>
      <text:p text:style-name="P6">12 Remember the wondrous works that <text:span text:style-name="T23">H</text:span>e has done,</text:p>
      <text:p text:style-name="P6"><text:s text:c="4"/><text:span text:style-name="T23">H</text:span>is miracles and the judgements <text:span text:style-name="T23">H</text:span>e uttered,</text:p>
      <text:p text:style-name="P3"><text:span text:style-name="T17">Heavenly </text:span>Father<text:span text:style-name="T15">,</text:span> we thank You <text:span text:style-name="T12">that </text:span><text:span text:style-name="T20">You </text:span><text:span text:style-name="T24">are</text:span><text:span text:style-name="T23"> the Glorious Creator</text:span><text:span text:style-name="T20">, as </text:span><text:span text:style-name="T23">David sang so long ago</text:span><text:span text:style-name="T20">. We </text:span><text:span text:style-name="T24">have gathered to seek You as our true reward.</text:span><text:span text:style-name="T20"> </text:span><text:span text:style-name="T24">We thank You </text:span><text:span text:style-name="T20">that Jesus, </text:span><text:span text:style-name="T24">came to redeem us and demonstrate Your great love and grace to us, who deserved only Your righteous and holy judgement.</text:span></text:p>
      <text:p text:style-name="P4"><text:span text:style-name="T17">We </text:span><text:span text:style-name="T24">thank You for Your Presence with us by the Holy Spirit and we pray that our gathering in worship today would be all to Your honour, as we remember Your wondrous works,</text:span></text:p>
      <text:p text:style-name="P5"><text:span text:style-name="T18">I</text:span><text:span text:style-name="T16">n </text:span><text:span text:style-name="T18">Jesus Mighty</text:span><text:span text:style-name="T16"> Name we pray</text:span><text:span text:style-name="T21">, Amen.</text:span></text:p>
      <text:p text:style-name="P5">[<text:span text:style-name="T22">Praise: By Faith We See the Hand of God</text:span>]</text:p>
      <text:p text:style-name="P15">Call to Worship (Psalm 145:1-7) / Opening prayer (Douglas M)</text:p>
      <text:p text:style-name="P14">Praise: O Church Arise</text:p>
      <text:p text:style-name="P14">Bible Reading: John 13:1-20 <text:s/>(Tim A)</text:p>
      <text:p text:style-name="P14">Mission Matters (Gaye M)</text:p>
      <text:p text:style-name="P14">Sunday School (Mook L)</text:p>
      <text:p text:style-name="P14">Praise: Brother, let me be your servant (Rej 310)</text:p>
      <text:p text:style-name="P14">Announcements (John A) [Close of nominations for Board]</text:p>
      <text:p text:style-name="P14">Prayer for the church and the world  (Jan F)</text:p>
      <text:p text:style-name="P14">Bible reading: 1 John 2:1-11 (Seng T)</text:p>
      <text:p text:style-name="P14">Praise: How Sure the Scriptures Are (Rej 279)</text:p>
      <text:p text:style-name="P14">Sermon: “THAT YOU LOVE ONE ANOTHER AS I HAVE LOVED YOU” (DM)</text:p>
      <text:p text:style-name="P14">Praise: Your Will Be Done</text:p>
      <text:p text:style-name="P14">Benediction (DM)</text:p>
      <text:p text:style-name="P14">Sermon Outline</text:p>
      <text:p text:style-name="P14">“THAT YOU LOVE ONE ANOTHER AS I HAVE LOVED YOU”   (1 John 2:1-11)</text:p>
      <text:p text:style-name="P14">Introduction</text:p>
      <text:p text:style-name="P14"><text:span text:style-name="T27">1. </text:span>A Command to Love (vv7-8)</text:p>
      <text:p text:style-name="P14"><text:s text:c="2"/>- O<text:span text:style-name="T27">ld</text:span></text:p>
      <text:p text:style-name="P14"><text:s text:c="2"/>- New</text:p>
      <text:p text:style-name="P14"><text:s text:c="2"/>- True in Him and in You</text:p>
      <text:p text:style-name="P14"><text:s text:c="2"/>- Shows the darkness is passing away &amp; the true Light is already shining</text:p>
      <text:p text:style-name="P14"><text:span text:style-name="T27">2. </text:span>A World of Love and Light (v10)</text:p>
      <text:p text:style-name="P14"><text:span text:style-name="T27">3. </text:span>A World of Hate and Darkness (vv9, 11)</text:p>
      <text:p text:style-name="P14">Conclus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OS_5f_Base" style:display-name="OOS_Base" style:family="paragraph" style:parent-style-name="Text_20_body">
      <style:paragraph-properties fo:margin-top="0.101cm" fo:margin-bottom="0.101cm" style:contextual-spacing="false" fo:line-height="200%"/>
      <style:text-properties fo:font-size="14pt" style:font-size-asian="14pt" style:font-size-complex="14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4b908c"/>
    </style:style>
    <style:style style:name="MT2" style:family="text">
      <style:text-properties officeooo:rsid="003f303a"/>
    </style:style>
    <style:style style:name="MT3" style:family="text">
      <style:text-properties officeooo:rsid="00382517"/>
    </style:style>
    <style:style style:name="MT4" style:family="text">
      <style:text-properties officeooo:rsid="00462dba"/>
    </style:style>
    <style:style style:name="MT5" style:family="text">
      <style:text-properties officeooo:rsid="001c3ee7"/>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26</text:span><text:span text:style-name="MT2">th</text:span> <text:span text:style-name="MT3">Ma</text:span><text:span text:style-name="MT4">y</text:span> 202<text:span text:style-name="MT5">4</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4-05-25T11:44:16.991664311</dc:date>
    <meta:editing-duration>PT5H6M26S</meta:editing-duration>
    <meta:editing-cycles>36</meta:editing-cycles>
    <meta:generator>LibreOffice/7.3.7.2$Linux_X86_64 LibreOffice_project/30$Build-2</meta:generator>
    <meta:print-date>2024-02-03T21:06:33.278074986</meta:print-date>
    <meta:document-statistic meta:table-count="0" meta:image-count="0" meta:object-count="0" meta:page-count="3" meta:paragraph-count="55" meta:word-count="455" meta:character-count="2430" meta:non-whitespace-character-count="2014"/>
  </office:meta>
</office:document-meta>
</file>